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 style:list-style-name="L5">
      <style:graphic-properties draw:fill-color="#ffffff" fo:min-height="10.0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819cm" style:use-optimal-column-width="false"/>
    </style:style>
    <style:style style:name="co2" style:family="table-column">
      <style:table-column-properties style:column-width="12.705cm" style:use-optimal-column-width="false"/>
    </style:style>
    <style:style style:name="co3" style:family="table-column">
      <style:table-column-properties style:column-width="11.089cm" style:use-optimal-column-width="false"/>
    </style:style>
    <style:style style:name="co4" style:family="table-column">
      <style:table-column-properties style:column-width="8.109cm" style:use-optimal-column-width="false"/>
    </style:style>
    <style:style style:name="co5" style:family="table-column">
      <style:table-column-properties style:column-width="6.527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1.722cm"/>
    </style:style>
    <style:style style:name="ro3" style:family="table-row">
      <style:table-row-properties style:row-height="1.778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816cm"/>
    </style:style>
    <style:style style:name="ro6" style:family="table-row">
      <style:table-row-properties style:row-height="1.792cm"/>
    </style:style>
    <style:style style:name="ce1" style:family="table-cell">
      <style:graphic-properties style:repeat="repeat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style:graphic-properties style:repeat="repeat"/>
      <style:paragraph-properties fo:text-align="center"/>
      <style:text-properties fo:font-size="32pt" style:font-size-asian="32pt" style:font-size-complex="32pt"/>
    </style:style>
    <style:style style:name="ce3" style:family="table-cell">
      <style:graphic-properties style:repeat="repeat" draw:textarea-vertical-align="bottom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graphic-properties style:repeat="repeat" draw:textarea-vertical-align="middle"/>
      <style:paragraph-properties fo:text-align="center"/>
      <style:text-properties fo:font-size="36pt" style:font-size-asian="36pt" style:font-size-complex="36pt"/>
    </style:style>
    <style:style style:name="P1" style:family="paragraph">
      <style:text-properties fo:color="#c5000b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c5000b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71cm" svg:y="4.876cm" presentation:class="title" presentation:user-transformed="true">
          <draw:text-box>
            <text:p><text:span text:style-name="T1">Get Started on Ethere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I'm Doing</text:span></text:p>
          </draw:text-box>
        </draw:frame>
        <draw:frame presentation:style-name="pr3" draw:text-style-name="P3" draw:layer="layout" svg:width="25.199cm" svg:height="10.072cm" svg:x="1.4cm" svg:y="4.914cm" presentation:class="subtitle" presentation:user-transformed="true">
          <draw:text-box>
            <text:p text:style-name="P3">I want to make it as easy as possible<text:line-break/>to get started creating contracts on Ethereum.</text:p>
            <text:p text:style-name="P3"/>
            <text:p text:style-name="P3">I'm interested in developing <text:span text:style-name="T2">on</text:span> Ethereum, <text:line-break/>not so much in developing Ethereum itself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thereum Contract Languages</text:span></text:p>
          </draw:text-box>
        </draw:frame>
        <draw:frame draw:style-name="standard" draw:layer="layout" svg:width="25.523cm" svg:height="7.634cm" svg:x="1.494cm" svg:y="7.396cm" presentation:class="table" presentation:user-transformed="true">
          <table:table table:template-name="orange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3">Contract Language</text:span></text:p>
              </table:table-cell>
              <table:table-cell>
                <text:p text:style-name="P3"><text:span text:style-name="T3">Similar To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4">LLL</text:span></text:p>
              </table:table-cell>
              <table:table-cell>
                <text:p text:style-name="P3"><text:span text:style-name="T4">Lisp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4">Mutan</text:span></text:p>
              </table:table-cell>
              <table:table-cell>
                <text:p text:style-name="P3"><text:span text:style-name="T4">Go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4">Serpent</text:span></text:p>
              </table:table-cell>
              <table:table-cell>
                <text:p text:style-name="P3"><text:span text:style-name="T4">Pyth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4">Solidity</text:span></text:p>
              </table:table-cell>
              <table:table-cell>
                <text:p text:style-name="P3"><text:span text:style-name="T4">C++ and JavaScrip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thereum Clients</text:span></text:p>
          </draw:text-box>
        </draw:frame>
        <draw:frame draw:style-name="standard" draw:layer="layout" svg:width="25.724cm" svg:height="10.473cm" svg:x="1.234cm" svg:y="5.191cm">
          <table:table table:template-name="orange" table:use-first-row-styles="true">
            <table:table-column table:style-name="co3"/>
            <table:table-column table:style-name="co4"/>
            <table:table-column table:style-name="co5"/>
            <table:table-row table:style-name="ro2" table:default-cell-style-name="ce3">
              <table:table-cell>
                <text:p text:style-name="P3"><text:span text:style-name="T5">Client</text:span></text:p>
              </table:table-cell>
              <table:table-cell>
                <text:p text:style-name="P3"><text:span text:style-name="T5">Written In</text:span></text:p>
              </table:table-cell>
              <table:table-cell>
                <text:p text:style-name="P3"><text:span text:style-name="T5">Compiles</text:span></text:p>
              </table:table-cell>
            </table:table-row>
            <table:table-row table:style-name="ro3" table:default-cell-style-name="ce4">
              <table:table-cell>
                <text:p text:style-name="P3"><text:span text:style-name="T6">AlethZero (GUI)</text:span></text:p>
              </table:table-cell>
              <table:table-cell>
                <text:p text:style-name="P3"><text:span text:style-name="T6">C++</text:span></text:p>
              </table:table-cell>
              <table:table-cell>
                <text:p text:style-name="P3"><text:span text:style-name="T6">LLL</text:span></text:p>
              </table:table-cell>
            </table:table-row>
            <table:table-row table:style-name="ro4" table:default-cell-style-name="ce4">
              <table:table-cell>
                <text:p text:style-name="P3"><text:span text:style-name="T6">Ethereal (GUI)</text:span></text:p>
              </table:table-cell>
              <table:table-cell>
                <text:p text:style-name="P3"><text:span text:style-name="T6">Go</text:span></text:p>
              </table:table-cell>
              <table:table-cell>
                <text:p text:style-name="P3"><text:span text:style-name="T6">Mutan</text:span></text:p>
              </table:table-cell>
            </table:table-row>
            <table:table-row table:style-name="ro5" table:default-cell-style-name="ce4">
              <table:table-cell>
                <text:p text:style-name="P3"><text:span text:style-name="T6">Pyethereum</text:span></text:p>
              </table:table-cell>
              <table:table-cell>
                <text:p text:style-name="P3"><text:span text:style-name="T6">Python</text:span></text:p>
              </table:table-cell>
              <table:table-cell>
                <text:p text:style-name="P3"><text:span text:style-name="T6">Serpent</text:span></text:p>
              </table:table-cell>
            </table:table-row>
            <table:table-row table:style-name="ro6" table:default-cell-style-name="ce4">
              <table:table-cell>
                <text:p text:style-name="P3"><text:span text:style-name="T6">EthereumJS</text:span></text:p>
              </table:table-cell>
              <table:table-cell>
                <text:p text:style-name="P3"><text:span text:style-name="T6">JavaScript</text:span></text:p>
              </table:table-cell>
              <table:table-cell>
                <text:p text:style-name="P3"><text:span text:style-name="T6">?</text:span></text:p>
              </table:table-cell>
            </table:table-row>
            <table:table-row table:style-name="ro4" table:default-cell-style-name="ce4">
              <table:table-cell>
                <text:p text:style-name="P3"><text:span text:style-name="T6">EthereumJ</text:span></text:p>
              </table:table-cell>
              <table:table-cell>
                <text:p text:style-name="P3"><text:span text:style-name="T6">Java</text:span></text:p>
              </table:table-cell>
              <table:table-cell>
                <text:p text:style-name="P3"><text:span text:style-name="T6">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of of Concept Releas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C-6</text:p>
              </text:list-item>
            </text:list>
            <text:list text:style-name="L4">
              <text:list-item>
                <text:list>
                  <text:list-item>
                    <text:p>Unstable</text:p>
                  </text:list-item>
                </text:list>
              </text:list-item>
            </text:list>
            <text:list text:style-name="L3">
              <text:list-item>
                <text:p>PoC-7</text:p>
              </text:list-item>
            </text:list>
            <text:list text:style-name="L4">
              <text:list-item>
                <text:list>
                  <text:list-item>
                    <text:p>Should resemble final design.</text:p>
                  </text:list-item>
                  <text:list-item>
                    <text:p>Should be less unstab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t Up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7">For step-by-step instructions </text:span><text:span text:style-name="T7"><text:line-break/></text:span><text:span text:style-name="T7">to build from source, go to: </text:span></text:p>
            <text:p text:style-name="P3"><text:span text:style-name="T7">dapps4ancaps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3:35:52.209963139</meta:creation-date>
    <dc:date>2014-10-07T12:01:47.891933356</dc:date>
    <meta:editing-duration>PT7H21M24S</meta:editing-duration>
    <meta:editing-cycles>43</meta:editing-cycles>
    <meta:generator>LibreOffice/4.2.6.3$Linux_X86_64 LibreOffice_project/420m0$Build-3</meta:generator>
    <meta:document-statistic meta:object-count="44"/>
  </office:meta>
</office:document-meta>
</file>